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95f" officeooo:paragraph-rsid="000d895f"/>
    </style:style>
    <style:style style:name="P2" style:family="paragraph" style:parent-style-name="Standard">
      <style:text-properties officeooo:rsid="000dbc02" officeooo:paragraph-rsid="000dbc02"/>
    </style:style>
    <style:style style:name="P3" style:family="paragraph" style:parent-style-name="Standard">
      <style:text-properties officeooo:rsid="000dbc02" officeooo:paragraph-rsid="000f2e2e"/>
    </style:style>
    <style:style style:name="P4" style:family="paragraph" style:parent-style-name="Standard">
      <style:text-properties officeooo:rsid="000f2e2e" officeooo:paragraph-rsid="000f2e2e"/>
    </style:style>
    <style:style style:name="T1" style:family="text">
      <style:text-properties officeooo:rsid="000f2e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5</text:p>
      <text:p text:style-name="P1"/>
      <text:p text:style-name="P1">1.</text:p>
      <text:p text:style-name="P1">import java.util.*;</text:p>
      <text:p text:style-name="P1"/>
      <text:p text:style-name="P1">class OddEven extends Thread</text:p>
      <text:p text:style-name="P1">{</text:p>
      <text:p text:style-name="P1"><text:tab/>String threadName;</text:p>
      <text:p text:style-name="P1"><text:tab/>int start;</text:p>
      <text:p text:style-name="P1"/>
      <text:p text:style-name="P1"><text:tab/>OddEven(int start, String s)</text:p>
      <text:p text:style-name="P1"><text:tab/>{</text:p>
      <text:p text:style-name="P1"><text:tab/><text:tab/>this.threadName = s;</text:p>
      <text:p text:style-name="P1"><text:tab/><text:tab/>this.start = start;</text:p>
      <text:p text:style-name="P1"><text:tab/>}</text:p>
      <text:p text:style-name="P1"><text:tab/>public void run()</text:p>
      <text:p text:style-name="P1"><text:tab/>{</text:p>
      <text:p text:style-name="P1"><text:tab/><text:tab/>for(int i = start; i &lt;= 100; i+=2)</text:p>
      <text:p text:style-name="P1"><text:tab/><text:tab/>{</text:p>
      <text:p text:style-name="P1"><text:tab/><text:tab/><text:tab/>if(i%2 == 0)</text:p>
      <text:p text:style-name="P1"><text:tab/><text:tab/><text:tab/>{</text:p>
      <text:p text:style-name="P1"><text:tab/><text:tab/><text:tab/><text:tab/>System.out.println(i + threadName);<text:tab/>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System.out.println(i + threadName);<text:tab/></text:p>
      <text:p text:style-name="P1"><text:tab/><text:tab/><text:tab/>}</text:p>
      <text:p text:style-name="P1"><text:tab/><text:tab/>}</text:p>
      <text:p text:style-name="P1"><text:tab/><text:tab/><text:tab/>try</text:p>
      <text:p text:style-name="P1"><text:tab/><text:tab/><text:tab/>{</text:p>
      <text:p text:style-name="P1"><text:tab/><text:tab/><text:tab/><text:tab/>Thread.sleep(1000);</text:p>
      <text:p text:style-name="P1"><text:tab/><text:tab/><text:tab/>}</text:p>
      <text:p text:style-name="P1"><text:tab/><text:tab/><text:tab/>catch(InterruptedException e)</text:p>
      <text:p text:style-name="P1"><text:tab/><text:tab/><text:tab/>{</text:p>
      <text:p text:style-name="P1"><text:tab/><text:tab/><text:tab/><text:tab/>System.out.println(threadName + e);</text:p>
      <text:p text:style-name="P1"><text:tab/><text:tab/><text:tab/>}</text:p>
      <text:p text:style-name="P1"><text:tab/>}</text:p>
      <text:p text:style-name="P1">}</text:p>
      <text:p text:style-name="P1"/>
      <text:p text:style-name="P1">class Display</text:p>
      <text:p text:style-name="P1">{</text:p>
      <text:p text:style-name="P1"><text:tab/>public static void main(String [] args)</text:p>
      <text:p text:style-name="P1"><text:tab/>{</text:p>
      <text:p text:style-name="P1"><text:tab/><text:tab/>Thread o = new Thread(new OddEven(1 , " -Odd"));</text:p>
      <text:p text:style-name="P1"><text:tab/><text:tab/>Thread e = new Thread(new OddEven(2 , " -Even"));</text:p>
      <text:p text:style-name="P1"><text:tab/><text:tab/>o.start();</text:p>
      <text:p text:style-name="P1"><text:tab/><text:tab/>e.start();</text:p>
      <text:p text:style-name="P1"><text:tab/><text:tab/>try</text:p>
      <text:p text:style-name="P1"><text:tab/><text:tab/>{</text:p>
      <text:p text:style-name="P1"><text:tab/><text:tab/><text:tab/>o.join();</text:p>
      <text:p text:style-name="P1"><text:tab/><text:tab/><text:tab/>e.join();</text:p>
      <text:p text:style-name="P1"><text:tab/><text:tab/>}</text:p>
      <text:p text:style-name="P1"><text:soft-page-break/><text:tab/><text:tab/>catch(InterruptedException m)</text:p>
      <text:p text:style-name="P1"><text:tab/><text:tab/>{</text:p>
      <text:p text:style-name="P1"><text:tab/><text:tab/><text:tab/>System.out.println(m);</text:p>
      <text:p text:style-name="P1"><text:tab/><text:tab/>}</text:p>
      <text:p text:style-name="P1"><text:tab/><text:tab/>System.out.println("Exiting main thread");</text:p>
      <text:p text:style-name="P1"><text:tab/>}</text:p>
      <text:p text:style-name="P1">}</text:p>
      <text:p text:style-name="P1"/>
      <text:p text:style-name="P2">2.</text:p>
      <text:p text:style-name="P3"><text:s/><text:span text:style-name="T1">import java.util.*;</text:span></text:p>
      <text:p text:style-name="P4"/>
      <text:p text:style-name="P4">class Test extends Thread</text:p>
      <text:p text:style-name="P4">{</text:p>
      <text:p text:style-name="P4"><text:tab/>Test(String s)</text:p>
      <text:p text:style-name="P4"><text:tab/>{</text:p>
      <text:p text:style-name="P4"><text:tab/><text:tab/>super(s);</text:p>
      <text:p text:style-name="P4"><text:tab/>}</text:p>
      <text:p text:style-name="P4"><text:tab/>public void run()</text:p>
      <text:p text:style-name="P4"><text:tab/>{</text:p>
      <text:p text:style-name="P4"><text:tab/><text:tab/>System.out.println(Test.currentThread().getName() + " is running with priority "+ Test.currentThread().getPriority());</text:p>
      <text:p text:style-name="P4"><text:tab/>}</text:p>
      <text:p text:style-name="P4">}</text:p>
      <text:p text:style-name="P4"/>
      <text:p text:style-name="P4">class TestPriority</text:p>
      <text:p text:style-name="P4">{</text:p>
      <text:p text:style-name="P4"><text:tab/>public static void main(String [] args)</text:p>
      <text:p text:style-name="P4"><text:tab/>{</text:p>
      <text:p text:style-name="P4"><text:tab/><text:tab/>//Scanner sc = new Scanner(System.in);</text:p>
      <text:p text:style-name="P4"><text:tab/><text:tab/>Test t1 = new Test("Thread 1");</text:p>
      <text:p text:style-name="P4"><text:tab/><text:tab/>Test t2 = new Test("Thread 2");</text:p>
      <text:p text:style-name="P4"><text:tab/><text:tab/></text:p>
      <text:p text:style-name="P4"><text:tab/><text:tab/>/*System.out.print("Enter priority of thread 1: ");</text:p>
      <text:p text:style-name="P4"><text:tab/><text:tab/>int p1 = sc.nextInt();</text:p>
      <text:p text:style-name="P4"><text:tab/><text:tab/>t1.setPriority(p1);</text:p>
      <text:p text:style-name="P4"><text:tab/><text:tab/>System.out.print("Enter priority of thread 2: ");</text:p>
      <text:p text:style-name="P4"><text:tab/><text:tab/>int p2 = sc.nextInt();</text:p>
      <text:p text:style-name="P4"><text:tab/><text:tab/>t1.setPriority(p2);*/</text:p>
      <text:p text:style-name="P4"><text:tab/><text:tab/>t1.setPriority(Thread.MIN_PRIORITY);</text:p>
      <text:p text:style-name="P4"><text:tab/><text:tab/>t2.setPriority(Thread.MAX_PRIORITY);</text:p>
      <text:p text:style-name="P4"><text:tab/><text:tab/>t1.start();</text:p>
      <text:p text:style-name="P4"><text:tab/><text:tab/>t2.start();</text:p>
      <text:p text:style-name="P4"><text:tab/>}</text:p>
      <text:p text:style-name="P4">}</text:p>
      <text:p text:style-name="P4"/>
      <text:p text:style-name="P1">3.</text:p>
      <text:p text:style-name="P1">import java.util.*;</text:p>
      <text:p text:style-name="P1"/>
      <text:p text:style-name="P1">class RandomNum implements Runnable</text:p>
      <text:p text:style-name="P1">{</text:p>
      <text:p text:style-name="P1"><text:tab/>public void run()</text:p>
      <text:p text:style-name="P1"><text:tab/>{</text:p>
      <text:p text:style-name="P1"><text:soft-page-break/><text:tab/><text:tab/>Random objr = new Random();</text:p>
      <text:p text:style-name="P1"><text:tab/><text:tab/>for(int i = 0; i &lt; 10; i++)</text:p>
      <text:p text:style-name="P1"><text:tab/><text:tab/>{</text:p>
      <text:p text:style-name="P1"><text:tab/><text:tab/><text:tab/>int r = objr.nextInt(100);</text:p>
      <text:p text:style-name="P1"><text:tab/><text:tab/><text:tab/>System.out.println("Generated number: "+r);</text:p>
      <text:p text:style-name="P1"><text:tab/><text:tab/>if(r%2 == 0)</text:p>
      <text:p text:style-name="P1"><text:tab/><text:tab/>{</text:p>
      <text:p text:style-name="P1"><text:tab/><text:tab/><text:tab/>SquareRan s = new SquareRan(r);<text:tab/></text:p>
      <text:p text:style-name="P1"><text:tab/><text:tab/><text:tab/>new Thread(s).start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CubeRan c = new CubeRan(r);</text:p>
      <text:p text:style-name="P1"><text:tab/><text:tab/><text:tab/>new Thread(c).start();</text:p>
      <text:p text:style-name="P1"><text:tab/><text:tab/>}</text:p>
      <text:p text:style-name="P1"><text:tab/><text:tab/>try</text:p>
      <text:p text:style-name="P1"><text:tab/><text:tab/>{</text:p>
      <text:p text:style-name="P1"><text:tab/><text:tab/><text:tab/>Thread.sleep(1000);</text:p>
      <text:p text:style-name="P1"><text:tab/><text:tab/>}</text:p>
      <text:p text:style-name="P1"><text:tab/><text:tab/>catch(InterruptedException e)</text:p>
      <text:p text:style-name="P1"><text:tab/><text:tab/>{</text:p>
      <text:p text:style-name="P1"><text:tab/><text:tab/><text:tab/>System.out.println(e);</text:p>
      <text:p text:style-name="P1"><text:tab/><text:tab/>}</text:p>
      <text:p text:style-name="P1"><text:tab/><text:tab/>}<text:tab/></text:p>
      <text:p text:style-name="P1"><text:tab/>}</text:p>
      <text:p text:style-name="P1"/>
      <text:p text:style-name="P1">}</text:p>
      <text:p text:style-name="P1"/>
      <text:p text:style-name="P1">class SquareRan implements Runnable</text:p>
      <text:p text:style-name="P1">{</text:p>
      <text:p text:style-name="P1"><text:tab/>final int num;</text:p>
      <text:p text:style-name="P1"><text:tab/>SquareRan(int r)</text:p>
      <text:p text:style-name="P1"><text:tab/>{</text:p>
      <text:p text:style-name="P1"><text:tab/><text:tab/>this.num = r;</text:p>
      <text:p text:style-name="P1"><text:tab/>}</text:p>
      <text:p text:style-name="P1"><text:tab/>public void run()</text:p>
      <text:p text:style-name="P1"><text:tab/>{</text:p>
      <text:p text:style-name="P1"><text:tab/><text:tab/>System.out.println("Square is: " + (num*num));<text:tab/></text:p>
      <text:p text:style-name="P1"><text:tab/>}</text:p>
      <text:p text:style-name="P1">}</text:p>
      <text:p text:style-name="P1"/>
      <text:p text:style-name="P1">class CubeRan implements Runnable</text:p>
      <text:p text:style-name="P1">{</text:p>
      <text:p text:style-name="P1"><text:tab/>final int num;</text:p>
      <text:p text:style-name="P1"><text:tab/>CubeRan(int r)</text:p>
      <text:p text:style-name="P1"><text:tab/>{</text:p>
      <text:p text:style-name="P1"><text:tab/><text:tab/>this.num = r;</text:p>
      <text:p text:style-name="P1"><text:tab/>}</text:p>
      <text:p text:style-name="P1"><text:tab/>public void run()</text:p>
      <text:p text:style-name="P1"><text:tab/>{<text:tab/></text:p>
      <text:p text:style-name="P1"><text:tab/><text:tab/>System.out.println("Cube is: "+ (num*num*num));<text:tab/></text:p>
      <text:p text:style-name="P1"><text:tab/>}</text:p>
      <text:p text:style-name="P1"><text:soft-page-break/>}</text:p>
      <text:p text:style-name="P1"/>
      <text:p text:style-name="P1">class RandomTest</text:p>
      <text:p text:style-name="P1">{</text:p>
      <text:p text:style-name="P1"><text:tab/>public static void main(String [] args)</text:p>
      <text:p text:style-name="P1"><text:tab/>{</text:p>
      <text:p text:style-name="P1"><text:tab/><text:tab/>RandomNum rn = new RandomNum();<text:tab/></text:p>
      <text:p text:style-name="P1"><text:tab/><text:tab/>new Thread(rn).start();</text:p>
      <text:p text:style-name="P1"><text:tab/>}</text:p>
      <text:p text:style-name="P1">}</text:p>
      <text:p text:style-name="P1"/>
      <text:p text:style-name="P1">4.</text:p>
      <text:p text:style-name="P1"/>
      <text:p text:style-name="P1">import java.util.*;</text:p>
      <text:p text:style-name="P1"/>
      <text:p text:style-name="P1">class NewThread implements Runnable</text:p>
      <text:p text:style-name="P1">{</text:p>
      <text:p text:style-name="P1"><text:tab/>//Thread t;</text:p>
      <text:p text:style-name="P1"><text:tab/>String threadName;</text:p>
      <text:p text:style-name="P1"/>
      <text:p text:style-name="P1"><text:tab/>NewThread(String s)</text:p>
      <text:p text:style-name="P1"><text:tab/>{</text:p>
      <text:p text:style-name="P1"><text:tab/><text:tab/>//super(s);</text:p>
      <text:p text:style-name="P1"><text:tab/><text:tab/>this.threadName = s;</text:p>
      <text:p text:style-name="P1"><text:tab/><text:tab/>//t = new Thread(this, threadName);</text:p>
      <text:p text:style-name="P1"><text:tab/><text:tab/>//t.start();</text:p>
      <text:p text:style-name="P1"><text:tab/>}</text:p>
      <text:p text:style-name="P1"><text:tab/>public void run()</text:p>
      <text:p text:style-name="P1"><text:tab/>{</text:p>
      <text:p text:style-name="P1"><text:tab/><text:tab/>try</text:p>
      <text:p text:style-name="P1"><text:tab/><text:tab/>{</text:p>
      <text:p text:style-name="P1"><text:tab/><text:tab/><text:tab/>for(int i = 0; i &lt; 5; i++)</text:p>
      <text:p text:style-name="P1"><text:tab/><text:tab/><text:tab/>{</text:p>
      <text:p text:style-name="P1"><text:tab/><text:tab/><text:tab/><text:tab/>System.out.println(threadName + " :iteration "+ (i+1));</text:p>
      <text:p text:style-name="P1"><text:tab/><text:tab/><text:tab/>Thread.sleep(500);</text:p>
      <text:p text:style-name="P1"><text:tab/><text:tab/><text:tab/>}</text:p>
      <text:p text:style-name="P1"><text:tab/><text:tab/>}</text:p>
      <text:p text:style-name="P1"><text:tab/><text:tab/>catch(InterruptedException e)</text:p>
      <text:p text:style-name="P1"><text:tab/><text:tab/>{</text:p>
      <text:p text:style-name="P1"><text:tab/><text:tab/><text:tab/>System.out.println(threadName + e);</text:p>
      <text:p text:style-name="P1"><text:tab/><text:tab/>}</text:p>
      <text:p text:style-name="P1"><text:tab/>}</text:p>
      <text:p text:style-name="P1">}</text:p>
      <text:p text:style-name="P1"/>
      <text:p text:style-name="P1">class TestRub</text:p>
      <text:p text:style-name="P1">{</text:p>
      <text:p text:style-name="P1"><text:tab/>public static void main(String [] args)</text:p>
      <text:p text:style-name="P1"><text:tab/>{</text:p>
      <text:p text:style-name="P1"><text:tab/><text:tab/>Thread r1 = new Thread(new NewThread("Thread1:"));</text:p>
      <text:p text:style-name="P1"><text:tab/><text:tab/>Thread r2 = new Thread(new NewThread("Thread2:"));</text:p>
      <text:p text:style-name="P1"><text:tab/><text:tab/>r1.start();</text:p>
      <text:p text:style-name="P1"><text:tab/><text:tab/>r2.start();</text:p>
      <text:p text:style-name="P1"><text:soft-page-break/><text:tab/><text:tab/>try</text:p>
      <text:p text:style-name="P1"><text:tab/><text:tab/>{</text:p>
      <text:p text:style-name="P1"><text:tab/><text:tab/><text:tab/>r1.join();</text:p>
      <text:p text:style-name="P1"><text:tab/><text:tab/><text:tab/>r2.join();</text:p>
      <text:p text:style-name="P1"><text:tab/><text:tab/>}</text:p>
      <text:p text:style-name="P1"><text:tab/><text:tab/>catch(InterruptedException e)</text:p>
      <text:p text:style-name="P1"><text:tab/><text:tab/>{</text:p>
      <text:p text:style-name="P1"><text:tab/><text:tab/><text:tab/>System.out.println(e);</text:p>
      <text:p text:style-name="P1"><text:tab/><text:tab/>}</text:p>
      <text:p text:style-name="P1"><text:tab/><text:tab/>System.out.println("Exiting main thread");</text:p>
      <text:p text:style-name="P1"><text:tab/>}</text:p>
      <text:p text:style-name="P1">}</text:p>
      <text:p text:style-name="P1"/>
      <text:p text:style-name="P2">5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5T20:12:37.619893777</meta:creation-date>
    <dc:date>2023-12-05T20:49:07.288881261</dc:date>
    <meta:editing-duration>PT1M4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202" meta:word-count="431" meta:character-count="3135" meta:non-whitespace-character-count="2582"/>
  </office:meta>
</office:document-meta>
</file>